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2pt" fo:font-weight="normal" officeooo:rsid="0023ff04" officeooo:paragraph-rsid="003f12d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/>
      <style:text-properties style:font-name="Liberation Serif" fo:font-size="12pt" fo:font-weight="normal" officeooo:rsid="0023ff04" officeooo:paragraph-rsid="0026e6a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style:font-name="Liberation Serif" fo:font-size="12pt" fo:font-weight="normal" officeooo:rsid="002a14f0" officeooo:paragraph-rsid="0048960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style:font-name="Liberation Serif" officeooo:rsid="0040ae38" officeooo:paragraph-rsid="00489601"/>
    </style:style>
    <style:style style:name="P5" style:family="paragraph" style:parent-style-name="Standard">
      <style:paragraph-properties fo:line-height="100%"/>
      <style:text-properties fo:font-size="12pt" officeooo:rsid="001b96c1" officeooo:paragraph-rsid="001b96c1" style:font-size-asian="12pt" style:font-size-complex="12pt"/>
    </style:style>
    <style:style style:name="P6" style:family="paragraph" style:parent-style-name="Standard">
      <style:paragraph-properties fo:line-height="100%"/>
      <style:text-properties fo:font-size="12pt" officeooo:rsid="0037c237" officeooo:paragraph-rsid="003b2d81" style:font-size-asian="12pt" style:font-size-complex="12pt"/>
    </style:style>
    <style:style style:name="P7" style:family="paragraph" style:parent-style-name="Standard">
      <style:paragraph-properties fo:line-height="100%"/>
      <style:text-properties fo:font-size="12pt" fo:font-weight="bold" officeooo:rsid="0023ff04" officeooo:paragraph-rsid="003b2d81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/>
      <style:text-properties fo:font-size="12pt" fo:font-weight="bold" officeooo:rsid="0023ff04" officeooo:paragraph-rsid="00479e2a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/>
      <style:text-properties fo:font-size="12pt" fo:font-weight="bold" officeooo:rsid="0023ff04" officeooo:paragraph-rsid="004ab2f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/>
      <style:text-properties officeooo:paragraph-rsid="002a14f0"/>
    </style:style>
    <style:style style:name="P11" style:family="paragraph" style:parent-style-name="Standard">
      <style:paragraph-properties fo:line-height="100%"/>
      <style:text-properties officeooo:paragraph-rsid="00489601"/>
    </style:style>
    <style:style style:name="P12" style:family="paragraph" style:parent-style-name="Standard">
      <style:paragraph-properties fo:line-height="100%"/>
      <style:text-properties officeooo:paragraph-rsid="004ab2f1"/>
    </style:style>
    <style:style style:name="P13" style:family="paragraph" style:parent-style-name="Standard">
      <style:paragraph-properties fo:line-height="100%"/>
      <style:text-properties officeooo:rsid="0040ae38" officeooo:paragraph-rsid="0040ae38"/>
    </style:style>
    <style:style style:name="P14" style:family="paragraph" style:parent-style-name="Standard">
      <style:paragraph-properties fo:line-height="100%" fo:text-align="center" style:justify-single-word="false"/>
      <style:text-properties fo:font-size="14pt" fo:font-weight="bold" officeooo:rsid="0037c237" officeooo:paragraph-rsid="0037c23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14pt" fo:font-weight="bold" officeooo:rsid="0040ae38" officeooo:paragraph-rsid="0040ae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14pt" fo:font-weight="normal" officeooo:rsid="0037c237" officeooo:paragraph-rsid="0043237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00%"/>
      <style:text-properties officeooo:rsid="0048c954" officeooo:paragraph-rsid="0048c954"/>
    </style:style>
    <style:style style:name="P18" style:family="paragraph" style:parent-style-name="Standard" style:master-page-name="">
      <style:paragraph-properties fo:margin-left="0in" fo:margin-right="0in" fo:line-height="100%" fo:text-indent="0.5in" style:auto-text-indent="false" style:page-number="auto"/>
      <style:text-properties fo:font-size="12pt" fo:font-weight="bold" officeooo:rsid="0023ff04" officeooo:paragraph-rsid="003b2d81" style:font-size-asian="12pt" style:font-weight-asian="bold" style:font-size-complex="12pt" style:font-weight-complex="bold"/>
    </style:style>
    <style:style style:name="P19" style:family="paragraph" style:parent-style-name="Standard" style:master-page-name="">
      <style:paragraph-properties fo:margin-left="0in" fo:margin-right="0in" fo:line-height="100%" fo:text-indent="0.5in" style:auto-text-indent="false" style:page-number="auto"/>
      <style:text-properties officeooo:paragraph-rsid="0040a5df"/>
    </style:style>
    <style:style style:name="P20" style:family="paragraph" style:parent-style-name="Standard" style:master-page-name="">
      <style:paragraph-properties fo:margin-left="0in" fo:margin-right="0in" fo:line-height="100%" fo:text-indent="0.5in" style:auto-text-indent="false" style:page-number="auto"/>
      <style:text-properties style:font-name="Liberation Serif" fo:font-size="12pt" fo:font-weight="normal" officeooo:rsid="003f12db" officeooo:paragraph-rsid="003f962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line-height="100%" fo:text-indent="0.5in" style:auto-text-indent="false"/>
      <style:text-properties style:font-name="Liberation Serif" fo:font-size="12pt" fo:font-weight="normal" officeooo:rsid="003f9629" officeooo:paragraph-rsid="003f962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line-height="100%" fo:text-indent="0.5in" style:auto-text-indent="false"/>
      <style:text-properties officeooo:paragraph-rsid="003b2d81"/>
    </style:style>
    <style:style style:name="P23" style:family="paragraph" style:parent-style-name="Standard" style:master-page-name="">
      <style:paragraph-properties fo:margin-left="0in" fo:margin-right="0in" fo:line-height="100%" fo:text-indent="0in" style:auto-text-indent="false" style:page-number="auto"/>
      <style:text-properties fo:font-size="12pt" fo:font-weight="bold" officeooo:rsid="003cb060" officeooo:paragraph-rsid="003cb06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00%" fo:text-align="center" style:justify-single-word="false" fo:break-before="page"/>
      <style:text-properties officeooo:rsid="0037c237" officeooo:paragraph-rsid="0043237c"/>
    </style:style>
    <style:style style:name="P25" style:family="paragraph" style:parent-style-name="Standard" style:list-style-name="L1"/>
    <style:style style:name="P26" style:family="paragraph" style:parent-style-name="Standard" style:list-style-name="L1">
      <style:paragraph-properties fo:line-height="100%"/>
      <style:text-properties fo:font-size="12pt" officeooo:paragraph-rsid="004ecad2" style:font-size-asian="12pt" style:font-size-complex="12pt"/>
    </style:style>
    <style:style style:name="P27" style:family="paragraph" style:parent-style-name="Standard" style:list-style-name="L1">
      <style:paragraph-properties fo:line-height="100%"/>
      <style:text-properties fo:font-size="12pt" officeooo:rsid="00266e40" officeooo:paragraph-rsid="003b2d81" style:font-size-asian="12pt" style:font-size-complex="12pt"/>
    </style:style>
    <style:style style:name="P28" style:family="paragraph" style:parent-style-name="Standard" style:list-style-name="L1">
      <style:paragraph-properties fo:line-height="100%"/>
      <style:text-properties fo:font-size="12pt" officeooo:rsid="0023ff04" officeooo:paragraph-rsid="003b2d81" style:font-size-asian="12pt" style:font-size-complex="12pt"/>
    </style:style>
    <style:style style:name="P29" style:family="paragraph" style:parent-style-name="Standard" style:list-style-name="L1">
      <style:paragraph-properties fo:line-height="100%"/>
      <style:text-properties fo:font-size="12pt" officeooo:rsid="0023ff04" officeooo:paragraph-rsid="00479e2a" style:font-size-asian="12pt" style:font-size-complex="12pt"/>
    </style:style>
    <style:style style:name="P30" style:family="paragraph" style:parent-style-name="Standard" style:list-style-name="L1">
      <style:paragraph-properties fo:line-height="100%"/>
      <style:text-properties fo:font-size="12pt" officeooo:rsid="0037c237" officeooo:paragraph-rsid="003b2d81" style:font-size-asian="12pt" style:font-size-complex="12pt"/>
    </style:style>
    <style:style style:name="P31" style:family="paragraph" style:parent-style-name="Standard" style:list-style-name="L1">
      <style:paragraph-properties fo:line-height="100%"/>
      <style:text-properties fo:font-size="12pt" officeooo:rsid="0037c237" officeooo:paragraph-rsid="00479e2a" style:font-size-asian="12pt" style:font-size-complex="12pt"/>
    </style:style>
    <style:style style:name="P32" style:family="paragraph" style:parent-style-name="Standard" style:list-style-name="L2">
      <style:paragraph-properties fo:line-height="100%"/>
      <style:text-properties officeooo:paragraph-rsid="00479e2a"/>
    </style:style>
    <style:style style:name="P33" style:family="paragraph" style:parent-style-name="Standard" style:list-style-name="L3">
      <style:paragraph-properties fo:line-height="100%"/>
      <style:text-properties officeooo:paragraph-rsid="0040a5df"/>
    </style:style>
    <style:style style:name="P34" style:family="paragraph" style:parent-style-name="Standard" style:list-style-name="L2">
      <style:paragraph-properties fo:line-height="100%"/>
      <style:text-properties style:font-name="Liberation Serif" officeooo:rsid="003cb060" officeooo:paragraph-rsid="00479e2a"/>
    </style:style>
    <style:style style:name="P35" style:family="paragraph" style:parent-style-name="Standard" style:list-style-name="L2">
      <style:paragraph-properties fo:line-height="100%"/>
      <style:text-properties style:font-name="Liberation Serif" officeooo:rsid="00479e2a" officeooo:paragraph-rsid="00479e2a"/>
    </style:style>
    <style:style style:name="P36" style:family="paragraph" style:parent-style-name="Standard">
      <style:paragraph-properties fo:line-height="100%"/>
      <style:text-properties style:font-name="Liberation Serif" officeooo:rsid="00479e2a" officeooo:paragraph-rsid="00479e2a"/>
    </style:style>
    <style:style style:name="P37" style:family="paragraph" style:parent-style-name="Standard">
      <style:paragraph-properties fo:margin-left="0in" fo:margin-right="0in" fo:line-height="100%" fo:text-indent="0.5in" style:auto-text-indent="false"/>
      <style:text-properties officeooo:paragraph-rsid="003b2d81"/>
    </style:style>
    <style:style style:name="T1" style:family="text">
      <style:text-properties officeooo:rsid="0023ff04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23ff04"/>
    </style:style>
    <style:style style:name="T4" style:family="text">
      <style:text-properties style:font-name="Liberation Mono" officeooo:rsid="0037c237"/>
    </style:style>
    <style:style style:name="T5" style:family="text">
      <style:text-properties style:font-name="Liberation Mono" fo:font-size="12pt" fo:font-weight="normal" officeooo:rsid="0023ff04" style:font-size-asian="12pt" style:font-weight-asian="normal" style:font-size-complex="12pt" style:font-weight-complex="normal"/>
    </style:style>
    <style:style style:name="T6" style:family="text">
      <style:text-properties style:font-name="Liberation Mono" fo:font-size="12pt" fo:font-weight="normal" officeooo:rsid="0039680c" style:font-size-asian="12pt" style:font-weight-asian="normal" style:font-size-complex="12pt" style:font-weight-complex="normal"/>
    </style:style>
    <style:style style:name="T7" style:family="text">
      <style:text-properties style:font-name="Liberation Mono" fo:font-size="12pt" fo:font-weight="normal" officeooo:rsid="0037c237" style:font-size-asian="12pt" style:font-weight-asian="normal" style:font-size-complex="12pt" style:font-weight-complex="normal"/>
    </style:style>
    <style:style style:name="T8" style:family="text">
      <style:text-properties style:font-name="Liberation Mono" fo:font-size="12pt" fo:font-weight="normal" officeooo:rsid="00266e40" style:font-size-asian="12pt" style:font-weight-asian="normal" style:font-size-complex="12pt" style:font-weight-complex="normal"/>
    </style:style>
    <style:style style:name="T9" style:family="text">
      <style:text-properties style:font-name="Liberation Mono" fo:font-size="12pt" fo:font-weight="normal" officeooo:rsid="00312971" style:font-size-asian="12pt" style:font-weight-asian="normal" style:font-size-complex="12pt" style:font-weight-complex="normal"/>
    </style:style>
    <style:style style:name="T10" style:family="text">
      <style:text-properties style:font-name="Liberation Mono" fo:font-size="12pt" fo:font-weight="normal" officeooo:rsid="0040a5df" style:font-size-asian="12pt" style:font-weight-asian="normal" style:font-size-complex="12pt" style:font-weight-complex="normal"/>
    </style:style>
    <style:style style:name="T11" style:family="text">
      <style:text-properties style:font-name="Liberation Mono" fo:font-size="12pt" fo:font-weight="normal" officeooo:rsid="003d890d" style:font-size-asian="12pt" style:font-weight-asian="normal" style:font-size-complex="12pt" style:font-weight-complex="normal"/>
    </style:style>
    <style:style style:name="T12" style:family="text">
      <style:text-properties style:font-name="Liberation Mono" fo:font-size="12pt" fo:font-weight="normal" officeooo:rsid="003cb060" style:font-size-asian="12pt" style:font-weight-asian="normal" style:font-size-complex="12pt" style:font-weight-complex="normal"/>
    </style:style>
    <style:style style:name="T13" style:family="text">
      <style:text-properties style:font-name="Liberation Mono" fo:font-size="12pt" fo:font-weight="normal" officeooo:rsid="004c7667" style:font-size-asian="12pt" style:font-weight-asian="normal" style:font-size-complex="12pt" style:font-weight-complex="normal"/>
    </style:style>
    <style:style style:name="T14" style:family="text">
      <style:text-properties style:font-name="Liberation Mono" fo:font-size="12pt" officeooo:rsid="0023ff04" style:font-size-asian="12pt" style:font-size-complex="12pt"/>
    </style:style>
    <style:style style:name="T15" style:family="text">
      <style:text-properties style:font-name="Liberation Mono" fo:font-size="12pt" officeooo:rsid="0037c237" style:font-size-asian="12pt" style:font-size-complex="12pt"/>
    </style:style>
    <style:style style:name="T16" style:family="text">
      <style:text-properties style:font-name="Liberation Mono" fo:font-size="12pt" officeooo:rsid="00312971" style:font-size-asian="12pt" style:font-size-complex="12pt"/>
    </style:style>
    <style:style style:name="T17" style:family="text">
      <style:text-properties style:font-name="Liberation Mono" fo:font-size="12pt" officeooo:rsid="0040a5df" style:font-size-asian="12pt" style:font-size-complex="12pt"/>
    </style:style>
    <style:style style:name="T18" style:family="text">
      <style:text-properties style:font-name="Liberation Mono" fo:font-size="12pt" fo:font-weight="bold" officeooo:rsid="00266e40" style:font-size-asian="12pt" style:font-weight-asian="bold" style:font-size-complex="12pt" style:font-weight-complex="bold"/>
    </style:style>
    <style:style style:name="T19" style:family="text">
      <style:text-properties style:font-name="Liberation Mono" officeooo:rsid="00266e40"/>
    </style:style>
    <style:style style:name="T20" style:family="text">
      <style:text-properties style:font-name="Liberation Mono" officeooo:rsid="004ecad2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officeooo:rsid="0023ff04"/>
    </style:style>
    <style:style style:name="T23" style:family="text">
      <style:text-properties style:font-name="Liberation Serif" officeooo:rsid="00266e40"/>
    </style:style>
    <style:style style:name="T2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266e40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3b2d81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3cb06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26e6a0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3f12db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37c237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23ff04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40a5df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3d890d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479e2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39680c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489601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4ab2f1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officeooo:rsid="0023ff04" style:font-size-asian="12pt" style:font-size-complex="12pt"/>
    </style:style>
    <style:style style:name="T39" style:family="text">
      <style:text-properties style:font-name="Liberation Serif" fo:font-size="12pt" officeooo:rsid="0040a5df" style:font-size-asian="12pt" style:font-size-complex="12pt"/>
    </style:style>
    <style:style style:name="T40" style:family="text">
      <style:text-properties style:font-name="Liberation Serif" officeooo:rsid="0037c237"/>
    </style:style>
    <style:style style:name="T41" style:family="text">
      <style:text-properties style:font-name="Liberation Serif" officeooo:rsid="003b2d81"/>
    </style:style>
    <style:style style:name="T42" style:family="text">
      <style:text-properties style:font-name="Liberation Serif" officeooo:rsid="003d890d"/>
    </style:style>
    <style:style style:name="T43" style:family="text">
      <style:text-properties style:font-name="Liberation Serif" officeooo:rsid="003f12db"/>
    </style:style>
    <style:style style:name="T44" style:family="text">
      <style:text-properties style:font-name="Liberation Serif" officeooo:rsid="0043237c"/>
    </style:style>
    <style:style style:name="T45" style:family="text">
      <style:text-properties style:font-name="Liberation Serif" officeooo:rsid="00462530"/>
    </style:style>
    <style:style style:name="T46" style:family="text">
      <style:text-properties officeooo:rsid="00242c16"/>
    </style:style>
    <style:style style:name="T47" style:family="text">
      <style:text-properties officeooo:rsid="00266e40"/>
    </style:style>
    <style:style style:name="T48" style:family="text">
      <style:text-properties fo:font-size="12pt" officeooo:rsid="00266e40" style:font-size-asian="12pt" style:font-size-complex="12pt"/>
    </style:style>
    <style:style style:name="T49" style:family="text">
      <style:text-properties fo:font-size="12pt" officeooo:rsid="003b2d81" style:font-size-asian="12pt" style:font-size-complex="12pt"/>
    </style:style>
    <style:style style:name="T50" style:family="text">
      <style:text-properties fo:font-size="12pt" officeooo:rsid="0023ff04" style:font-size-asian="12pt" style:font-size-complex="12pt"/>
    </style:style>
    <style:style style:name="T51" style:family="text">
      <style:text-properties fo:font-size="12pt" officeooo:rsid="003f12db" style:font-size-asian="12pt" style:font-size-complex="12pt"/>
    </style:style>
    <style:style style:name="T52" style:family="text">
      <style:text-properties fo:font-size="12pt" officeooo:rsid="0040a5df" style:font-size-asian="12pt" style:font-size-complex="12pt"/>
    </style:style>
    <style:style style:name="T53" style:family="text">
      <style:text-properties fo:font-size="12pt" officeooo:rsid="00479e2a" style:font-size-asian="12pt" style:font-size-complex="12pt"/>
    </style:style>
    <style:style style:name="T54" style:family="text">
      <style:text-properties fo:font-size="12pt" fo:font-weight="bold" officeooo:rsid="0023ff04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3f12db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37c237" style:font-size-asian="12pt" style:font-weight-asian="bold" style:font-size-complex="12pt" style:font-weight-complex="bold"/>
    </style:style>
    <style:style style:name="T57" style:family="text">
      <style:text-properties fo:font-size="12pt" fo:font-weight="bold" officeooo:rsid="00489601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266e40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43237c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ab2f1" style:font-size-asian="12pt" style:font-weight-asian="bold" style:font-size-complex="12pt" style:font-weight-complex="bold"/>
    </style:style>
    <style:style style:name="T61" style:family="text">
      <style:text-properties fo:font-size="12pt" fo:font-weight="normal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266e40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3cb060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39680c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4ab2f1" style:font-size-asian="12pt" style:font-weight-asian="normal" style:font-size-complex="12pt" style:font-weight-complex="normal"/>
    </style:style>
    <style:style style:name="T66" style:family="text">
      <style:text-properties officeooo:rsid="0037c237"/>
    </style:style>
    <style:style style:name="T67" style:family="text">
      <style:text-properties officeooo:rsid="0039680c"/>
    </style:style>
    <style:style style:name="T68" style:family="text">
      <style:text-properties officeooo:rsid="003d890d"/>
    </style:style>
    <style:style style:name="T69" style:family="text">
      <style:text-properties officeooo:rsid="003f12db"/>
    </style:style>
    <style:style style:name="T70" style:family="text">
      <style:text-properties officeooo:rsid="00312971"/>
    </style:style>
    <style:style style:name="T71" style:family="text">
      <style:text-properties officeooo:rsid="003f9629"/>
    </style:style>
    <style:style style:name="T72" style:family="text">
      <style:text-properties officeooo:rsid="0040ae38"/>
    </style:style>
    <style:style style:name="T73" style:family="text">
      <style:text-properties officeooo:rsid="00427a79"/>
    </style:style>
    <style:style style:name="T74" style:family="text">
      <style:text-properties officeooo:rsid="0043237c"/>
    </style:style>
    <style:style style:name="T75" style:family="text">
      <style:text-properties officeooo:rsid="00479e2a"/>
    </style:style>
    <style:style style:name="T76" style:family="text">
      <style:text-properties fo:font-size="14pt" fo:font-weight="bold" style:font-size-asian="14pt" style:font-weight-asian="bold" style:font-size-complex="14pt" style:font-weight-complex="bold"/>
    </style:style>
    <style:style style:name="T77" style:family="text">
      <style:text-properties fo:font-size="14pt" fo:font-weight="bold" officeooo:rsid="0043237c" style:font-size-asian="14pt" style:font-weight-asian="bold" style:font-size-complex="14pt" style:font-weight-complex="bold"/>
    </style:style>
    <style:style style:name="T78" style:family="text">
      <style:text-properties officeooo:rsid="00489601"/>
    </style:style>
    <style:style style:name="T79" style:family="text">
      <style:text-properties officeooo:rsid="004c256e"/>
    </style:style>
    <style:style style:name="T80" style:family="text">
      <style:text-properties officeooo:rsid="004d3e06"/>
    </style:style>
    <style:style style:name="T81" style:family="text">
      <style:text-properties style:font-name="Liberation Serif" officeooo:rsid="004eca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80">Remote Access: </text:span>How to log in<text:span text:style-name="T74">to</text:span> the EECS Linux servers <text:span text:style-name="T80">from anywhere</text:span></text:p>
      <text:p text:style-name="P5"/>
      <text:p text:style-name="P7">Logging into <text:span text:style-name="T75">the</text:span> <text:span text:style-name="T66">EECS Linux servers</text:span> <text:span text:style-name="T66">via SSH </text:span>using <text:span text:style-name="T66">a Microsoft Windows computer</text:span></text:p>
      <text:list xml:id="list1931463739825721876" text:style-name="L1">
        <text:list-item text:start-value="1">
          <text:p text:style-name="P25"><text:span text:style-name="T48">Download and run </text:span><text:span text:style-name="T49">the SSH client </text:span><text:span text:style-name="T48">PuTTY, </text:span><text:span text:style-name="T53">which </text:span><text:span text:style-name="T48">can be found here: </text:span><text:a xlink:type="simple" xlink:href="http://www.chiark.greenend.org.uk/~sgtatham/putty/download.html"><text:span text:style-name="T48">http://www.chiark.greenend.org.uk/~sgtatham/putty/download.html</text:span></text:a></text:p>
        </text:list-item>
        <text:list-item>
          <text:p text:style-name="P26"><text:span text:style-name="T47">In the PuTTY configuration window, enter into [Host Name] field:<text:line-break/></text:span><text:span text:style-name="T19">&lt;server&gt;.cs</text:span><text:span text:style-name="T2">.wichita.edu<text:line-break/></text:span><text:span text:style-name="T22">where </text:span><text:span text:style-name="T40">&lt;server&gt; is </text:span><text:span text:style-name="T41">a</text:span><text:span text:style-name="T40"> Linux server: </text:span><text:span text:style-name="T4">kira, kirk, mccoy, riker, sisko, </text:span><text:span text:style-name="T40">or</text:span><text:span text:style-name="T4"> spock<text:line-break/></text:span><text:span text:style-name="T43">(NOTE: on all </text:span><text:span text:style-name="T45">the </text:span><text:span text:style-name="T43">servers you will have access to your files and the same applications)</text:span></text:p>
        </text:list-item>
        <text:list-item>
          <text:p text:style-name="P27">When you click “Open”, PuTTY will open a new terminal <text:span text:style-name="T68">(shell) </text:span>window.</text:p>
        </text:list-item>
        <text:list-item>
          <text:p text:style-name="P28"><text:span text:style-name="T47">E</text:span>nter your <text:span text:style-name="T21">myWSU ID </text:span><text:span text:style-name="T23">as username and your </text:span><text:span text:style-name="T46">myWSU password when prompted to do so.<text:line-break/></text:span><text:span text:style-name="T23">(If you wish to have PuTTY automatically fill in your username during each </text:span><text:span text:style-name="T41">SSH</text:span><text:span text:style-name="T23"> connection, then enter it in the </text:span><text:span text:style-name="T41">[</text:span><text:span text:style-name="T23">Connection</text:span><text:span text:style-name="T41">]</text:span><text:span text:style-name="T23"> | </text:span><text:span text:style-name="T41">[</text:span><text:span text:style-name="T23">Data</text:span><text:span text:style-name="T41">]</text:span><text:span text:style-name="T23"> category and save this custom session in the </text:span><text:span text:style-name="T42">[</text:span><text:span text:style-name="T23">session</text:span><text:span text:style-name="T42">]</text:span><text:span text:style-name="T23"> category within the configuration window.)</text:span></text:p>
        </text:list-item>
        <text:list-item>
          <text:p text:style-name="P30">You are now logged into the <text:span text:style-name="T68">Linux </text:span>server <text:span text:style-name="T79">and can use commands just like on the lab terminals</text:span>.</text:p>
        </text:list-item>
      </text:list>
      <text:p text:style-name="P6"/>
      <text:p text:style-name="P8">Logging into <text:span text:style-name="T66">the EECS Linux servers via SSH</text:span> using <text:span text:style-name="T66">a </text:span>Linux or Mac <text:span text:style-name="T75">OSX</text:span> <text:span text:style-name="T66">computer</text:span></text:p>
      <text:list xml:id="list150744945410850" text:continue-list="list1931463739825721876" text:style-name="L1">
        <text:list-item text:start-value="1">
          <text:p text:style-name="P26"><text:span text:style-name="T1">Open a terminal (shell) window and type<text:line-break/></text:span><text:span text:style-name="T3">ssh &lt;myWSU ID&gt;@</text:span><text:span text:style-name="T4">&lt;server&gt;.cs</text:span><text:span text:style-name="T2">.wichita.edu<text:line-break/></text:span><text:span text:style-name="T22">where &lt;myWSU ID&gt; is your own myWSU ID </text:span><text:span text:style-name="T40">and &lt;server&gt; is </text:span><text:span text:style-name="T41">a </text:span><text:span text:style-name="T40">Linux server:<text:line-break/></text:span><text:span text:style-name="T4">kira, kirk, mccoy, riker, sisko, </text:span><text:span text:style-name="T40">or</text:span><text:span text:style-name="T4"> spock<text:line-break/></text:span><text:span text:style-name="T81">i.e.</text:span><text:span text:style-name="T20"> ssh a123b456@kira.cs.wichita.edu</text:span><text:span text:style-name="T4"><text:line-break/></text:span><text:span text:style-name="T43">(NOTE: on all </text:span><text:span text:style-name="T45">the</text:span><text:span text:style-name="T43"> servers you will have access to your files and the same applications)</text:span></text:p>
        </text:list-item>
        <text:list-item>
          <text:p text:style-name="P29">Enter your <text:span text:style-name="T46">myWSU password when prompted to do so.</text:span></text:p>
        </text:list-item>
        <text:list-item>
          <text:p text:style-name="P31">You are now logged into the <text:span text:style-name="T68">Linux </text:span>server via a <text:span text:style-name="T67">pure </text:span>command-line interface.</text:p>
        </text:list-item>
      </text:list>
      <text:p text:style-name="P18"/>
      <text:p text:style-name="P23">X<text:span text:style-name="T75">11</text:span>-Forwarding over SSH for <text:span text:style-name="T75">graphical</text:span> applications</text:p>
      <text:p text:style-name="P22"><text:span text:style-name="T35">Though there are </text:span><text:span text:style-name="T26">pure command-line tools for editing text and program source files (</text:span><text:span text:style-name="T27">i.e. </text:span><text:span text:style-name="T26">nano, vi, and emacs), you can use</text:span><text:span text:style-name="T35"> X</text:span><text:span text:style-name="T34">11</text:span><text:span text:style-name="T35">-forwarding </text:span><text:span text:style-name="T26">over SSH to </text:span><text:span text:style-name="T35">run</text:span><text:span text:style-name="T27"> </text:span><text:span text:style-name="T35">graphical </text:span><text:span text:style-name="T26">software tools, including the text editors you use in our Linux lab. </text:span><text:span text:style-name="T34">Once you have X11-forwarding configured, y</text:span><text:span text:style-name="T27">ou can </text:span><text:span text:style-name="T26">run any GUI application of your choice by typing it's name, </text:span><text:span text:style-name="T27">e.g. </text:span><text:span text:style-name="T12">geany</text:span><text:span text:style-name="T27"> </text:span><text:span text:style-name="T34">or as a </text:span><text:span text:style-name="T27">“background process” just add an ampersand </text:span><text:span text:style-name="T33">at the end of your command, e.g. </text:span><text:span text:style-name="T13">geany</text:span><text:span text:style-name="T11"> &amp;</text:span></text:p>
      <text:p text:style-name="P22"><text:span text:style-name="T11"/></text:p>
      <text:list xml:id="list1597797204409538772" text:style-name="L2">
        <text:list-item>
          <text:p text:style-name="P32"><text:span text:style-name="T25">If you </text:span><text:span text:style-name="T26">wish </text:span><text:span text:style-name="T25">to use X</text:span><text:span text:style-name="T34">11</text:span><text:span text:style-name="T25">-</text:span><text:span text:style-name="T34">f</text:span><text:span text:style-name="T25">orwarding </text:span><text:span text:style-name="T34">on Microsoft Windows</text:span><text:span text:style-name="T27">,</text:span><text:span text:style-name="T25"> then </text:span><text:span text:style-name="T28">you will need to install and configure Xming </text:span><text:span text:style-name="T27">with PuTTY. A </text:span><text:span text:style-name="T28">how-to </text:span><text:span text:style-name="T37">on configuring Xming and PuTTY </text:span><text:span text:style-name="T28">can be found here: </text:span><text:a xlink:type="simple" xlink:href="http://www.geo.mtu.edu/geoschem/docs/putty_install.html"><text:span text:style-name="T28">http://www.geo.mtu.edu/geoschem/docs/putty_install.html</text:span></text:a><text:span text:style-name="T28"><text:line-break/>O</text:span><text:span text:style-name="T27">nce PuTTY and Xming are installed and configured, you can log into our server</text:span><text:span text:style-name="T29">s</text:span><text:span text:style-name="T27"> as per the above directions, </text:span><text:span text:style-name="T34">but make sure </text:span><text:span text:style-name="T37">the</text:span><text:span text:style-name="T34"> Xming </text:span><text:span text:style-name="T37">software</text:span><text:span text:style-name="T34"> is running before </text:span><text:span text:style-name="T37">using</text:span><text:span text:style-name="T34"> PuTTY </text:span><text:span text:style-name="T37">to login</text:span><text:span text:style-name="T34">.</text:span></text:p>
        </text:list-item>
        <text:list-item>
          <text:p text:style-name="P34"><text:span text:style-name="T24">If you </text:span><text:span text:style-name="T35">wish</text:span><text:span text:style-name="T24"> to use X</text:span><text:span text:style-name="T34">11-f</text:span><text:span text:style-name="T24">orwarding </text:span><text:span text:style-name="T34">on Linux </text:span><text:span text:style-name="T24">then </text:span><text:span text:style-name="T34">just</text:span><text:span text:style-name="T24"> add the option -X to the above ssh command, </text:span><text:span text:style-name="T35">i.e. t</text:span><text:span text:style-name="T34">ype </text:span><text:span text:style-name="T5">ssh -</text:span><text:span text:style-name="T6">X </text:span><text:span text:style-name="T5">&lt;myWSU ID&gt;@</text:span><text:span text:style-name="T7">&lt;server&gt;.cs</text:span><text:span text:style-name="T8">.wichita.edu</text:span></text:p>
        </text:list-item>
        <text:list-item>
          <text:p text:style-name="P35"><text:span text:style-name="T62">I</text:span><text:span text:style-name="T63">f you </text:span><text:span text:style-name="T64">wish</text:span><text:span text:style-name="T63"> to use X</text:span><text:span text:style-name="T61">11-f</text:span><text:span text:style-name="T63">orwarding </text:span><text:span text:style-name="T61">on Mac OSX </text:span><text:span text:style-name="T63">then </text:span><text:span text:style-name="T61">you will need to install the XQuartz software. </text:span><text:span text:style-name="T65">XQuartz can be downloaded here</text:span><text:span text:style-name="T61">: </text:span><text:a xlink:type="simple" xlink:href="https://www.xquartz.org/"><text:span text:style-name="T61">https://www.xquartz.org/</text:span></text:a><text:span text:style-name="T61"><text:line-break/>Once XQuartz is installed, then you can</text:span><text:span text:style-name="T63"> add the option -X to the above ssh command, </text:span><text:span text:style-name="T64">i.e. t</text:span><text:span text:style-name="T61">ype </text:span><text:span text:style-name="T5">ssh -</text:span><text:span text:style-name="T6">X </text:span><text:span text:style-name="T5">&lt;myWSU ID&gt;@</text:span><text:span text:style-name="T7">&lt;server&gt;.cs</text:span><text:span text:style-name="T8">.wichita.edu</text:span></text:p>
        </text:list-item>
      </text:list>
      <text:p text:style-name="P36"><text:span text:style-name="T8"/></text:p>
      <text:p text:style-name="P4"><text:span text:style-name="T58">NOTE: Please never attempt to use </text:span><text:span text:style-name="T18">su</text:span><text:span text:style-name="T58">, or </text:span><text:span text:style-name="T18">sudo</text:span><text:span text:style-name="T58"> to gain root access on the EECS Linux servers. If you attempt to gain root access, then your </text:span><text:span text:style-name="T59">Linux </text:span><text:span text:style-name="T58">user account will be disabled!</text:span></text:p>
      <text:p text:style-name="P24"><text:span text:style-name="T76">How to remotely </text:span><text:span text:style-name="T77">copy files from/to</text:span><text:span text:style-name="T76"> the EECS Linux servers</text:span></text:p>
      <text:p text:style-name="P16"/>
      <text:p text:style-name="P9"><text:span text:style-name="T69">Copying files from/to EECS Linux servers </text:span>using <text:span text:style-name="T66">a graphical application on Microsoft Windows,</text:span> Linux, or<text:span text:style-name="T78"> </text:span>Mac <text:span text:style-name="T78">OSX</text:span></text:p>
      <text:p text:style-name="P20">You can use a GUI-based FTP/<text:span text:style-name="T71">S</text:span>FTP application to copy files, such as:<text:line-break/>F<text:span text:style-name="T70">ileZilla, </text:span>download<text:span text:style-name="T72">ed</text:span> here: <text:a xlink:type="simple" xlink:href="https://filezilla-project.org/"><text:span text:style-name="T70">https://filezilla-project.org/</text:span></text:a><text:span text:style-name="T70"><text:line-break/>WinSCP (Windows only), downloaded here: </text:span><text:a xlink:type="simple" xlink:href="https://winscp.net/"><text:span text:style-name="T70">https://winscp.net/</text:span></text:a></text:p>
      <text:p text:style-name="P21"><text:span text:style-name="T72">Once installed, e</text:span>nter [host] as: <text:span text:style-name="T19">&lt;server&gt;.cs</text:span><text:span text:style-name="T2">.wichita.edu<text:line-break/></text:span><text:span text:style-name="T22">where </text:span><text:span text:style-name="T40">&lt;server&gt; is </text:span><text:span text:style-name="T41">a</text:span><text:span text:style-name="T40"> Linux server: </text:span><text:span text:style-name="T4">kira, kirk, mccoy, riker, sisko, </text:span><text:span text:style-name="T66">or</text:span><text:span text:style-name="T4"> spock<text:line-break/></text:span>enter [User] as your myWSU ID, enter [password] as your myWSU password, and enter [port] as 22 (SFTP). You can also use the [Site Manager] for saving server connection details.</text:p>
      <text:p text:style-name="P1"/>
      <text:p text:style-name="P12"><text:span text:style-name="T55">Copying files from/to EECS Linux servers </text:span><text:span text:style-name="T54">using</text:span><text:span text:style-name="T56"> </text:span><text:span text:style-name="T54">Linux or</text:span><text:span text:style-name="T57"> </text:span><text:span text:style-name="T54">Mac </text:span><text:span text:style-name="T57">OSX</text:span><text:span text:style-name="T56"> </text:span><text:span text:style-name="T60">from the terminal</text:span></text:p>
      <text:p text:style-name="P19"><text:span text:style-name="T51">If you are comfortable using a command-line terminal interface, then you can use the scp (</text:span><text:span text:style-name="T52">Secure Copy</text:span><text:span text:style-name="T51">) </text:span><text:span text:style-name="T52">command</text:span><text:span text:style-name="T51">:</text:span></text:p>
      <text:list xml:id="list5449353665192596957" text:style-name="L3">
        <text:list-item>
          <text:p text:style-name="P33"><text:span text:style-name="T52">To copy a file from a local machine to your home directory on a remote server, type</text:span><text:span text:style-name="T50"><text:line-break/></text:span><text:span text:style-name="T17">scp &lt;file or filepath&gt; </text:span><text:span text:style-name="T14">&lt;myWSU ID&gt;@</text:span><text:span text:style-name="T15">&lt;server&gt;.cs</text:span><text:span text:style-name="T16">.wichita.edu:</text:span><text:span text:style-name="T17">~</text:span><text:span text:style-name="T16"><text:line-break/></text:span><text:span text:style-name="T38">where &lt;</text:span><text:span text:style-name="T39">file or filepath&gt; is the local filename (or complete pathname to that file) which you wish to copy, &lt;myWSU ID&gt; is your myWSU ID, and &lt;server&gt; <text:s/></text:span><text:span text:style-name="T30">is </text:span><text:span text:style-name="T26">a</text:span><text:span text:style-name="T30"> Linux server:<text:line-break/></text:span><text:span text:style-name="T7">kira, kirk, mccoy, riker, sisko, </text:span><text:span text:style-name="T30">or</text:span><text:span text:style-name="T7"> spock</text:span></text:p>
        </text:list-item>
        <text:list-item>
          <text:p text:style-name="P33"><text:span text:style-name="T32">To copy a file from <text:s/>a remote server to the present working directory on a local machine, type</text:span><text:span text:style-name="T5"><text:line-break/></text:span><text:span text:style-name="T10">scp </text:span><text:span text:style-name="T5">&lt;myWSU ID&gt;@</text:span><text:span text:style-name="T7">&lt;server&gt;.cs</text:span><text:span text:style-name="T9">.wichita.edu:</text:span><text:span text:style-name="T10">&lt;file or filepath&gt; .</text:span><text:span text:style-name="T9"><text:line-break/></text:span><text:span text:style-name="T31">where &lt;</text:span><text:span text:style-name="T32">file or filepath&gt; is the filename (or complete pathname to that file) which you wish to copy, &lt;myWSU ID&gt; is your myWSU ID, and &lt;server&gt; <text:s/></text:span><text:span text:style-name="T30">is </text:span><text:span text:style-name="T26">a</text:span><text:span text:style-name="T30"> Linux server:<text:line-break/></text:span><text:span text:style-name="T7">kira, kirk, mccoy, riker, sisko, </text:span><text:span text:style-name="T30">or</text:span><text:span text:style-name="T7"> spock</text:span></text:p>
        </text:list-item>
      </text:list>
      <text:p text:style-name="P2"/>
      <text:p text:style-name="P15"/>
      <text:p text:style-name="P15">EXTRA <text:span text:style-name="T74">LINUX </text:span>HELP</text:p>
      <text:p text:style-name="P13"/>
      <text:p text:style-name="P13">If you need to know more about a specific command, you can type <text:span text:style-name="T2">man &lt;command&gt;<text:line-break/></text:span><text:span text:style-name="T21">(and Google </text:span><text:span text:style-name="T44">is</text:span><text:span text:style-name="T21"> your friend when it comes to working with Linux!)</text:span></text:p>
      <text:p text:style-name="P13"/>
      <text:p text:style-name="P17"><text:span text:style-name="T21">WuLUG (WSU Linux User Group) meets regularly on campus and is happy to help or answer questions. Please see the WuLUG profile on Facebook for more info: </text:span><text:a xlink:type="simple" xlink:href="https://www.facebook.com/wulug"><text:span text:style-name="T21">https://www.facebook.com/wulug</text:span></text:a></text:p>
      <text:p text:style-name="P10"/>
      <text:p text:style-name="P3">For those of you new to the Linux Command Line Interface (CLI), here are a few helpful links:</text:p>
      <text:p text:style-name="P11"><text:span text:style-name="T36">Linux Foundation's free Introduction to Linux: </text:span><text:a xlink:type="simple" xlink:href="https://training.linuxfoundation.org/linux-courses/system-administration-training/introduction-to-linux"><text:span text:style-name="T36">https://training.linuxfoundation.org/linux-courses/system-administration-training/introduction-to-linux</text:span></text:a></text:p>
      <text:p text:style-name="P11"><text:span text:style-name="T78">The Linux Documentation Project: </text:span><text:a xlink:type="simple" xlink:href="http://www.tldp.org/"><text:span text:style-name="T78">http://www.tldp.org/</text:span></text:a><text:line-break/>The Linux Command Line (under a CC License with No Starch Press): <text:a xlink:type="simple" xlink:href="http://linuxcommand.org/">http://linuxcommand.org/</text:a></text:p>
      <text:p text:style-name="P11">FOSSwire.com <text:span text:style-name="T73">Linux </text:span>Cheat Sheet: <text:a xlink:type="simple" xlink:href="http://files.fosswire.com/2007/08/fwunixref.pdf"><text:span text:style-name="T73">http://files.fosswire.com/2007/08/fwunixref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13:27:52.292535147</meta:creation-date>
    <dc:date>2017-03-17T15:07:43.710495448</dc:date>
    <meta:editing-duration>PT4H3M19S</meta:editing-duration>
    <meta:editing-cycles>31</meta:editing-cycles>
    <meta:generator>LibreOffice/4.2.8.2$Linux_X86_64 LibreOffice_project/420m0$Build-2</meta:generator>
    <dc:creator>Ben Roose</dc:creator>
    <meta:document-statistic meta:table-count="0" meta:image-count="0" meta:object-count="0" meta:page-count="2" meta:paragraph-count="32" meta:word-count="869" meta:character-count="5435" meta:non-whitespace-character-count="4608"/>
  </office:meta>
</office:document-meta>
</file>